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draw:fill="solid" draw:fill-color="#00dcff" draw:textarea-horizontal-align="center" draw:textarea-vertical-align="middle"/>
    </style:style>
    <style:style style:name="gr7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8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9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outline1">
      <style:graphic-properties draw:fill-color="#ffffff" fo:min-height="2cm"/>
    </style:style>
    <style:style style:name="pr6" style:family="presentation" style:parent-style-name="lyt-cool-outline1">
      <style:graphic-properties draw:fill-color="#ffffff" draw:auto-grow-height="true" fo:min-height="5.069cm"/>
    </style:style>
    <style:style style:name="pr7" style:family="presentation" style:parent-style-name="lyt-cool-outline1">
      <style:graphic-properties draw:fill-color="#ffffff" draw:auto-grow-height="true" fo:min-height="3.662cm"/>
    </style:style>
    <style:style style:name="pr8" style:family="presentation" style:parent-style-name="lyt-cool-outline1">
      <style:graphic-properties draw:fill-color="#ffffff" draw:auto-grow-height="true" fo:min-height="5cm"/>
    </style:style>
    <style:style style:name="pr9" style:family="presentation" style:parent-style-name="lyt-cool-outline1">
      <style:graphic-properties draw:fill-color="#ffffff" draw:auto-grow-height="true" fo:min-height="3.069cm"/>
    </style:style>
    <style:style style:name="pr10" style:family="presentation" style:parent-style-name="lyt-cool-outline1">
      <style:graphic-properties draw:fill-color="#ffffff" draw:auto-grow-height="true" fo:min-height="2.069cm"/>
    </style:style>
    <style:style style:name="pr11" style:family="presentation" style:parent-style-name="lyt-cool-outline1">
      <style:graphic-properties draw:fill-color="#ffffff" draw:auto-grow-height="true" fo:min-height="8.5cm"/>
    </style:style>
    <style:style style:name="pr12" style:family="presentation" style:parent-style-name="lyt-cool-outline1">
      <style:graphic-properties draw:fill-color="#ffffff" draw:auto-grow-height="true" fo:min-height="2.731cm"/>
    </style:style>
    <style:style style:name="pr13" style:family="presentation" style:parent-style-name="lyt-cool-outline1">
      <style:graphic-properties draw:fill-color="#ffffff" draw:auto-grow-height="true" fo:min-height="12.5cm"/>
    </style:style>
    <style:style style:name="pr14" style:family="presentation" style:parent-style-name="lyt-cool-outline1">
      <style:graphic-properties draw:fill-color="#ffffff" draw:auto-grow-height="true" fo:min-height="6.5cm"/>
    </style:style>
    <style:style style:name="pr15" style:family="presentation" style:parent-style-name="lyt-cool-outline1">
      <style:graphic-properties draw:fill-color="#ffffff" draw:auto-grow-height="true" fo:min-height="3.5cm"/>
    </style:style>
    <style:style style:name="pr16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4" style:family="paragraph">
      <style:paragraph-properties fo:margin-left="1.2cm" fo:margin-right="0cm" text:enable-numbering="true" fo:text-indent="-0.9cm"/>
      <style:text-properties fo:font-family="'Bitstream Vera Sans'" style:font-family-generic="swiss" style:font-pitch="variable"/>
    </style:style>
    <style:style style:name="P5" style:family="paragraph">
      <style:paragraph-properties fo:margin-left="1.2cm" fo:margin-right="0cm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1.2cm" fo:margin-right="0cm" fo:text-indent="-0.9cm"/>
      <style:text-properties fo:font-size="24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fo:text-indent="-0.9cm"/>
      <style:text-properties fo:font-size="32pt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align="center" fo:text-indent="0cm"/>
      <style:text-properties fo:font-size="14pt"/>
    </style:style>
    <style:style style:name="P20" style:family="paragraph">
      <style:paragraph-properties fo:margin-left="2.4cm" fo:margin-right="0cm" text:enable-numbering="false" fo:text-indent="-0.8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style="italic"/>
    </style:style>
    <style:style style:name="T4" style:family="text">
      <style:text-properties fo:font-size="26pt"/>
    </style:style>
    <style:style style:name="T5" style:family="text">
      <style:text-properties fo:font-style="italic" fo:font-weight="bold"/>
    </style:style>
    <style:style style:name="T6" style:family="text">
      <style:text-properties style:text-position="sub 58%" fo:font-style="italic" fo:font-weight="bold"/>
    </style:style>
    <style:style style:name="T7" style:family="text">
      <style:text-properties fo:font-size="32pt" fo:font-style="italic" fo:font-weight="bold"/>
    </style:style>
    <style:style style:name="T8" style:family="text">
      <style:text-properties style:text-position="sub 58%" fo:font-size="32pt" fo:font-style="italic" fo:font-weight="bold"/>
    </style:style>
    <style:style style:name="T9" style:family="text">
      <style:text-properties fo:font-style="italic"/>
    </style:style>
    <style:style style:name="T10" style:family="text">
      <style:text-properties style:text-position="0% 100%" fo:font-style="italic" fo:font-weight="bold"/>
    </style:style>
    <style:style style:name="T11" style:family="text">
      <style:text-properties style:text-position="0% 100%" fo:font-style="normal" fo:font-weight="normal"/>
    </style:style>
    <style:style style:name="T12" style:family="text">
      <style:text-properties fo:font-size="28pt"/>
    </style:style>
    <style:style style:name="T13" style:family="text">
      <style:text-properties fo:font-size="28pt" fo:font-style="italic" fo:font-weight="bold"/>
    </style:style>
    <style:style style:name="T14" style:family="text">
      <style:text-properties fo:font-style="normal"/>
    </style:style>
    <style:style style:name="T15" style:family="text">
      <style:text-properties fo:font-size="28pt" fo:font-style="normal" fo:font-weight="normal"/>
    </style:style>
    <style:style style:name="T16" style:family="text">
      <style:text-properties fo:font-family="'Courier New'" style:font-family-generic="modern" style:font-pitch="fixed" fo:font-size="28pt"/>
    </style:style>
    <style:style style:name="T17" style:family="text">
      <style:text-properties fo:font-family="Albany" style:font-family-generic="swiss" fo:font-size="28pt"/>
    </style:style>
    <style:style style:name="T18" style:family="text">
      <style:text-properties fo:font-family="Albany" style:font-family-generic="swiss" fo:font-size="28pt" fo:font-weight="bold"/>
    </style:style>
    <style:style style:name="T19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0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1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2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3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fo:font-size="28pt" fo:font-style="normal"/>
    </style:style>
    <style:style style:name="T32" style:family="text">
      <style:text-properties fo:font-size="28pt" fo:font-style="italic"/>
    </style:style>
    <style:style style:name="T33" style:family="text">
      <style:text-properties fo:font-size="28pt" fo:font-weight="bold"/>
    </style:style>
    <style:style style:name="T34" style:family="text">
      <style:text-properties fo:font-size="24pt"/>
    </style:style>
    <style:style style:name="T35" style:family="text">
      <style:text-properties fo:font-size="24pt" fo:font-style="italic"/>
    </style:style>
    <style:style style:name="T36" style:family="text">
      <style:text-properties fo:font-size="24pt" fo:font-style="normal"/>
    </style:style>
    <style:style style:name="T37" style:family="text">
      <style:text-properties fo:font-size="14pt" style:font-size-asian="18pt" style:font-size-complex="18pt"/>
    </style:style>
    <style:style style:name="T38" style:family="text">
      <style:text-properties fo:font-size="14pt"/>
    </style:style>
    <style:style style:name="T39" style:family="text">
      <style:text-properties style:text-underline-style="none"/>
    </style:style>
    <style:style style:name="T40" style:family="text">
      <style:text-properties fo:font-style="italic" style:text-underline-style="none"/>
    </style:style>
    <style:style style:name="T41" style:family="text">
      <style:text-properties fo:font-size="28pt" style:text-underline-style="none"/>
    </style:style>
    <style:style style:name="T42" style:family="text">
      <style:text-properties fo:font-family="'Courier New'" style:font-family-generic="modern" style:font-pitch="fixed" fo:font-size="28pt" style:text-underline-style="none"/>
    </style:style>
    <style:style style:name="T43" style:family="text">
      <style:text-properties fo:font-weight="bold"/>
    </style:style>
    <style:style style:name="T44" style:family="text">
      <style:text-properties fo:font-style="normal" fo:font-weight="bold"/>
    </style:style>
    <style:style style:name="T45" style:family="text">
      <style:text-properties style:text-position="sub 58%" fo:font-size="28pt" fo:font-style="italic"/>
    </style:style>
    <style:style style:name="T46" style:family="text">
      <style:text-properties fo:font-size="32pt" fo:font-style="normal"/>
    </style:style>
    <style:style style:name="T47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8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9" style:family="text">
      <style:text-properties style:text-position="0% 100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0" style:family="text">
      <style:text-properties fo:font-size="28pt" style:text-underline-style="none" fo:font-weight="normal"/>
    </style:style>
    <style:style style:name="T51" style:family="text">
      <style:text-properties fo:font-family="'Courier New'" style:font-family-generic="modern" style:font-pitch="fixed" fo:font-size="28pt" style:text-underline-style="none" fo:font-weight="normal"/>
    </style:style>
    <style:style style:name="T52" style:family="text">
      <style:text-properties fo:font-size="28pt" fo:font-weight="normal"/>
    </style:style>
    <style:style style:name="T53" style:family="text">
      <style:text-properties fo:font-size="28pt" fo:font-style="italic" fo:font-weight="normal"/>
    </style:style>
    <style:style style:name="T54" style:family="text">
      <style:text-properties style:text-position="sub 58%" fo:font-size="28pt" fo:font-style="italic" fo:font-weight="normal"/>
    </style:style>
    <style:style style:name="T55" style:family="text">
      <style:text-properties fo:font-family="'Courier 10 Pitch'" style:font-pitch="fixed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3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2">Understanding the basic ME of a point source.</text:span></text:p>
              </text:list-item>
            </text:list>
            <text:list text:style-name="L2">
              <text:list-item>
                <text:p text:style-name="P4"><text:span text:style-name="T2">Understanding how the </text:span><text:span text:style-name="T3">implicit MEs</text:span><text:span text:style-name="T2"> of legacy packages map to the full ME.</text:span></text:p>
              </text:list-item>
            </text:list>
            <text:list text:style-name="L2">
              <text:list-item>
                <text:p text:style-name="P4"><text:span text:style-name="T2">Aligning our terminology.</text:span></text:p>
              </text:list-item>
            </text:list>
            <text:list text:style-name="L2">
              <text:list-item>
                <text:p text:style-name="P5"><text:span text:style-name="T2">Understanding how an ME can be implemented with MeqTrees.</text:span></text:p>
              </text:list-item>
            </text:list>
            <text:list text:style-name="L2">
              <text:list-item>
                <text:p text:style-name="P5"><text:span text:style-name="T2">Learning to implement MEs for some basic observational effect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2" draw:layer="layout" svg:width="26.468cm" svg:height="15.142cm" svg:x="1.5cm" svg:y="5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2" draw:layer="layout" svg:width="26.004cm" svg:height="15.044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2" draw:layer="layout" svg:width="24.788cm" svg:height="15.288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2" draw:layer="layout" svg:width="22.01cm" svg:height="4.029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7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7">Or in more pragmatic terms:</text:p>
              </text:list-item>
            </text:list>
          </draw:text-box>
        </draw:frame>
        <draw:frame presentation:style-name="pr5" draw:text-style-name="P8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7"><text:span text:style-name="T4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2" draw:layer="layout" svg:width="19.308cm" svg:height="8.091cm" svg:x="4.5cm" svg:y="7.909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7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7"><text:s/><text:span text:style-name="T5">J</text:span><text:span text:style-name="T6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7">Therefore, the “total” <text:s/><text:span text:style-name="T7">J</text:span><text:span text:style-name="T8">p</text:span><text:span text:style-name="T6"> <text:s/></text:span>is a matrix product of a <text:span text:style-name="T9">“Jones chain”</text:span> of individual effects:<text:line-break/> <text:tab/> <text:s text:c="5"/><text:span text:style-name="T5">J</text:span><text:span text:style-name="T6">p <text:s/></text:span><text:span text:style-name="T10">= J</text:span><text:span text:style-name="T6">pn <text:s/></text:span><text:span text:style-name="T10">J</text:span><text:span text:style-name="T6">pn-1</text:span><text:span text:style-name="T10"> ... </text:span><text:span text:style-name="T6"><text:s/></text:span><text:span text:style-name="T10">J</text:span><text:span text:style-name="T6">p1</text:span></text:p>
              </text:list-item>
            </text:list>
            <text:list text:style-name="L2">
              <text:list-item>
                <text:p text:style-name="P7"><text:span text:style-name="T11">The order of the </text:span><text:span text:style-name="T10">J</text:span><text:span text:style-name="T11"> terms corresponds to the physical order of the effects. In general, the terms don't commut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6" draw:text-style-name="P10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7"><text:span text:style-name="T12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7"><text:span text:style-name="T12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beam, antenna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2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think in terms of a </text:span><text:span text:style-name="T13">B</text:span><text:span text:style-name="T12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2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7" draw:text-style-name="P7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7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1.174cm" svg:height="10.055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7" draw:layer="layout" svg:width="23.912cm" svg:height="13.231cm" svg:x="2.058cm" svg:y="5.838cm" presentation:class="outline">
          <draw:text-box>
            <text:list text:style-name="L2">
              <text:list-item>
                <text:p text:style-name="P7">The general formulation above is <text:span text:style-name="T9">“The Measurement Equation”.</text:span></text:p>
              </text:list-item>
            </text:list>
            <text:list text:style-name="L2">
              <text:list-item>
                <text:p text:style-name="P7">When we want to simulate a specific instrument, we put specific Jones terms into the ME, and derive <text:span text:style-name="T9">a measurement equation</text:span><text:span text:style-name="T14"> for that instrument.</text:span></text:p>
              </text:list-item>
            </text:list>
            <text:list text:style-name="L2">
              <text:list-item>
                <text:p text:style-name="P7"><text:span text:style-name="T14">We then </text:span><text:span text:style-name="T9">implement</text:span><text:span text:style-name="T14"> that specific m.e. in software (e.g. with MeqTrees)</text:span></text:p>
              </text:list-item>
            </text:list>
            <text:list text:style-name="L2">
              <text:list-item>
                <text:p text:style-name="P7"><text:span text:style-name="T14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8" draw:text-style-name="P11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362cm" svg:height="15.197cm" svg:x="1.638cm" svg:y="5.3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9" draw:text-style-name="P7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20.319cm" svg:height="14.095cm" svg:x="4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2" draw:layer="layout" svg:width="9.977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Some Thoughts On The Nature Of <text:span text:style-name="T5">K</text:span></text:p>
          </draw:text-box>
        </draw:frame>
        <draw:frame presentation:style-name="pr2" draw:text-style-name="P10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7"><text:span text:style-name="T15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7"><text:span text:style-name="T13">K</text:span><text:span text:style-name="T12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2">Scalar matrices commute with everything, so we're allowed to “merge” these two effects. We're also free to shift the resulting </text:span><text:span text:style-name="T13">K</text:span><text:span text:style-name="T15">'s</text:span><text:span text:style-name="T12"> to any convenient position in the ME.</text:span></text:p>
              </text:list-item>
            </text:list>
            <text:list text:style-name="L2">
              <text:list-item>
                <text:p text:style-name="P12"><text:span text:style-name="T13">K</text:span><text:span text:style-name="T12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2">moral: keep your dipoles togeth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Matrix Multiplication</text:p>
          </draw:text-box>
        </draw:frame>
        <draw:frame presentation:style-name="pr10" draw:text-style-name="P10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7"><text:span text:style-name="T12">See </text:span><text:span text:style-name="T16">Day2/demo1-predict-ps.py</text:span></text:p>
              </text:list-item>
            </text:list>
            <text:list text:style-name="L2">
              <text:list-item>
                <text:p text:style-name="P7"><text:span text:style-name="T17">The </text:span><text:span text:style-name="T18">Meq.MatrixMultiply</text:span><text:span text:style-name="T17"> node implements matrix multiplication.</text:span></text:p>
              </text:list-item>
            </text:list>
            <text:list text:style-name="L2">
              <text:list-item>
                <text:p text:style-name="P7"><text:span text:style-name="T19">We repeat this for all interferometers (all </text:span><text:span text:style-name="T20">p-q</text:span><text:span text:style-name="T19"> pairs), in a </text:span><text:span text:style-name="T21">for</text:span><text:span text:style-name="T19"> loop.</text:span></text:p>
              </text:list-item>
            </text:list>
          </draw:text-box>
        </draw:frame>
        <draw:frame draw:style-name="gr2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Creating a B Matrix</text:p>
          </draw:text-box>
        </draw:frame>
        <draw:frame presentation:style-name="pr10" draw:text-style-name="P14" draw:layer="layout" svg:width="23.912cm" svg:height="5.269cm" svg:x="2.588cm" svg:y="11.669cm" presentation:class="outline" presentation:user-transformed="true">
          <draw:text-box>
            <text:list text:style-name="L2">
              <text:list-item>
                <text:p text:style-name="P7"><text:span text:style-name="T22">The </text:span><text:span text:style-name="T23">Meq.Matrix22</text:span><text:span text:style-name="T22"> shortcut creates a matrix from four children (using a <text:s/></text:span><text:span text:style-name="T23">Meq.Composer</text:span><text:span text:style-name="T22"> node).</text:span></text:p>
              </text:list-item>
            </text:list>
            <text:list text:style-name="L2">
              <text:list-item>
                <text:p text:style-name="P7"><text:span text:style-name="T24">IQUV</text:span><text:span text:style-name="T25">'s</text:span><text:span text:style-name="T22"> will be hardwired (for now)</text:span></text:p>
              </text:list-item>
            </text:list>
          </draw:text-box>
        </draw:frame>
        <draw:frame draw:style-name="gr2" draw:layer="layout" svg:width="12.834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VisPhaseShift</text:p>
          </draw:text-box>
        </draw:frame>
        <draw:frame presentation:style-name="pr11" draw:text-style-name="P10" draw:layer="layout" svg:width="23.912cm" svg:height="10.354cm" svg:x="2.588cm" svg:y="9.5cm" presentation:class="outline" presentation:user-transformed="true">
          <draw:text-box>
            <text:list text:style-name="L2">
              <text:list-item>
                <text:p text:style-name="P7"><text:span text:style-name="T26">The </text:span><text:span text:style-name="T27">Meq.VisPhaseShift</text:span><text:span text:style-name="T26"> node computes the phase shift term above.</text:span></text:p>
              </text:list-item>
            </text:list>
            <text:list text:style-name="L2">
              <text:list-item>
                <text:p text:style-name="P7"><text:span text:style-name="T26">Takes two “vector” children for </text:span><text:span text:style-name="T28">uvw</text:span><text:span text:style-name="T29">'s</text:span><text:span text:style-name="T28"> </text:span><text:span text:style-name="T29">(in meters)</text:span><text:span text:style-name="T26"> and </text:span><text:span text:style-name="T28">lmn</text:span><text:span text:style-name="T29">'s</text:span><text:span text:style-name="T26">.</text:span></text:p>
              </text:list-item>
            </text:list>
            <text:list text:style-name="L2">
              <text:list-item>
                <text:p text:style-name="P7"><text:span text:style-name="T26">The </text:span><text:span text:style-name="T27">Meq.ConjTranspose</text:span><text:span text:style-name="T26"> shortcut implements the “</text:span><text:span text:style-name="T30">†</text:span><text:span text:style-name="T19">” operation.</text:span></text:p>
              </text:list-item>
            </text:list>
            <text:list text:style-name="L2">
              <text:list-item>
                <text:p text:style-name="P7"><text:span text:style-name="T26">We can explicitly form up an </text:span><text:span text:style-name="T28">(l,m,n-1)</text:span><text:span text:style-name="T26"> vector using a </text:span><text:span text:style-name="T27">Meq.Composer</text:span><text:span text:style-name="T26"> node.</text:span></text:p>
              </text:list-item>
            </text:list>
            <text:list text:style-name="L2">
              <text:list-item>
                <text:p text:style-name="P7"><text:span text:style-name="T26">But where do we get the uvw's?</text:span></text:p>
              </text:list-item>
            </text:list>
          </draw:text-box>
        </draw:frame>
        <draw:frame draw:style-name="gr2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0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15"><text:span text:style-name="T31">Where do </text:span><text:span text:style-name="T32">uvw'</text:span><text:span text:style-name="T31">s come from?</text:span></text:p>
              </text:list-item>
            </text:list>
            <text:list text:style-name="L2">
              <text:list-item>
                <text:p text:style-name="P12"><text:span text:style-name="T32">uvw</text:span><text:span text:style-name="T12">'s can be computed by a </text:span><text:span text:style-name="T33">Meq.UVW</text:span><text:span text:style-name="T12"> node.</text:span></text:p>
              </text:list-item>
            </text:list>
            <text:list text:style-name="L2">
              <text:list-item>
                <text:p text:style-name="P12"><text:span text:style-name="T12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2">Don't want to hard-code them, else our script will be tied to a particular MS.</text:span></text:p>
              </text:list-item>
            </text:list>
            <text:list text:style-name="L2">
              <text:list-item>
                <text:p text:style-name="P7"><text:span text:style-name="T12">Need a way to get observational parameters from the MS and put them into the tre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1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7"><text:span text:style-name="T34">An </text:span><text:span text:style-name="T35">init-script</text:span><text:span text:style-name="T34"> is a Python script that is executed </text:span><text:span text:style-name="T35">on the kernel side</text:span><text:span text:style-name="T34"> by the VisDataMux node. The script is specified as part of the I/O request.</text:span></text:p>
              </text:list-item>
            </text:list>
            <text:list text:style-name="L2">
              <text:list-item>
                <text:p text:style-name="P7"><text:span text:style-name="T34">It can provide a </text:span><text:span text:style-name="T35">MS header handler </text:span><text:span text:style-name="T36">(among other things).</text:span></text:p>
              </text:list-item>
            </text:list>
            <text:list text:style-name="L2">
              <text:list-item>
                <text:p text:style-name="P7"><text:span text:style-name="T36">The MS header contains all observational parameters.</text:span></text:p>
              </text:list-item>
            </text:list>
            <text:list text:style-name="L2">
              <text:list-item>
                <text:p text:style-name="P7"><text:span text:style-name="T34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7"><text:span text:style-name="T34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4">i.e. “ra0”, “dec0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4">“</text:span><text:span text:style-name="T34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4">“</text:span><text:span text:style-name="T34">x:</text:span><text:span text:style-name="T35">i</text:span><text:span text:style-name="T34">”, “y:</text:span><text:span text:style-name="T35">i</text:span><text:span text:style-name="T34">”, “z:</text:span><text:span text:style-name="T35">i</text:span><text:span text:style-name="T34">” for position of antenna #</text:span><text:span text:style-name="T35">i</text:span><text:span text:style-name="T3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2" draw:text-style-name="P10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7"><text:span text:style-name="T33">VisTile</text:span><text:span text:style-name="T12"> is an intermediate </text:span><text:span text:style-name="T32">uv</text:span><text:span text:style-name="T12"> data layer (don't want to be locked into MSs forever...)</text:span></text:p>
              </text:list-item>
            </text:list>
            <text:list text:style-name="L2">
              <text:list-item>
                <text:p text:style-name="P7"><text:span text:style-name="T12">The I/O record maps MS columns to VisTile</text:span></text:p>
              </text:list-item>
            </text:list>
            <text:list text:style-name="L2">
              <text:list-item>
                <text:p text:style-name="P7"><text:span text:style-name="T12">Sinks &amp; Spigots map tile columns to trees</text:span></text:p>
              </text:list-item>
            </text:list>
          </draw:text-box>
        </draw:frame>
        <draw:g>
          <draw:rect draw:style-name="gr3" draw:text-style-name="P17" draw:layer="layout" svg:width="5.5cm" svg:height="1.5cm" draw:transform="rotate (1.5707963267946) translate (3cm 19.5cm)">
            <text:p text:style-name="P16"><text:span text:style-name="T37">DATA</text:span></text:p>
          </draw:rect>
          <draw:rect draw:style-name="gr3" draw:text-style-name="P18" draw:layer="layout" svg:width="6cm" svg:height="1.5cm" svg:x="3cm" svg:y="12.5cm">
            <text:p text:style-name="P16">MS columns</text:p>
          </draw:rect>
          <draw:rect draw:style-name="gr3" draw:text-style-name="P17" draw:layer="layout" svg:width="5.5cm" svg:height="1.5cm" draw:transform="rotate (1.5707963267946) translate (4.5cm 19.5cm)">
            <text:p text:style-name="P16"><text:span text:style-name="T37">MODEL_DATA</text:span></text:p>
          </draw:rect>
          <draw:rect draw:style-name="gr3" draw:text-style-name="P17" draw:layer="layout" svg:width="5.5cm" svg:height="1.5cm" draw:transform="rotate (1.5707963267946) translate (6cm 19.5cm)">
            <text:p text:style-name="P16"><text:span text:style-name="T37">CORRECTED_DATA</text:span></text:p>
          </draw:rect>
          <draw:rect draw:style-name="gr4" draw:text-style-name="P17" draw:layer="layout" svg:width="5.5cm" svg:height="1.5cm" draw:transform="rotate (1.5707963267946) translate (7.5cm 19.5cm)">
            <text:p text:style-name="P16"><text:span text:style-name="T37">??</text:span></text:p>
          </draw:rect>
        </draw:g>
        <draw:g>
          <draw:rect draw:style-name="gr5" draw:text-style-name="P16" draw:layer="layout" svg:width="4.5cm" svg:height="1.5cm" svg:x="12.5cm" svg:y="12.5cm">
            <text:p text:style-name="P16">VisTile</text:p>
          </draw:rect>
          <draw:rect draw:style-name="gr5" draw:text-style-name="P17" draw:layer="layout" svg:width="5.5cm" svg:height="1.5cm" draw:transform="rotate (1.5707963267946) translate (12.5cm 19.5cm)">
            <text:p text:style-name="P16"><text:span text:style-name="T37">DATA</text:span></text:p>
          </draw:rect>
          <draw:rect draw:style-name="gr5" draw:text-style-name="P17" draw:layer="layout" svg:width="5.5cm" svg:height="1.5cm" draw:transform="rotate (1.5707963267946) translate (14cm 19.5cm)">
            <text:p text:style-name="P16"><text:span text:style-name="T37">PREDICT</text:span></text:p>
          </draw:rect>
          <draw:rect draw:style-name="gr5" draw:text-style-name="P17" draw:layer="layout" svg:width="5.5cm" svg:height="1.5cm" draw:transform="rotate (1.5707963267946) translate (15.5cm 19.5cm)">
            <text:p text:style-name="P16"><text:span text:style-name="T37">RESIDUALS</text:span></text:p>
          </draw:rect>
        </draw:g>
        <draw:rect draw:style-name="gr6" draw:text-style-name="P16" draw:layer="layout" svg:width="4.5cm" svg:height="1.5cm" svg:x="21cm" svg:y="13.5cm">
          <text:p text:style-name="P16">Spigot</text:p>
        </draw:rect>
        <draw:rect draw:style-name="gr6" draw:text-style-name="P16" draw:layer="layout" svg:width="4.5cm" svg:height="1.5cm" svg:x="21cm" svg:y="17cm">
          <text:p text:style-name="P16">Sink</text:p>
        </draw:rect>
        <draw:line draw:style-name="gr7" draw:text-style-name="P17" draw:layer="layout" svg:x1="3.5cm" svg:y1="15cm" svg:x2="13.5cm" svg:y2="15cm">
          <text:p text:style-name="P16"><text:span text:style-name="T37">req.input</text:span></text:p>
        </draw:line>
        <draw:line draw:style-name="gr8" draw:text-style-name="P19" draw:layer="layout" svg:x1="5cm" svg:y1="18.5cm" svg:x2="14.5cm" svg:y2="18.5cm">
          <text:p text:style-name="P16"><text:span text:style-name="T38">req.output</text:span></text:p>
        </draw:line>
        <draw:line draw:style-name="gr9" draw:text-style-name="P19" draw:layer="layout" svg:x1="13.5cm" svg:y1="14.5cm" svg:x2="21cm" svg:y2="14.5cm">
          <text:p text:style-name="P16"><text:span text:style-name="T38">Spigot</text:span><text:span text:style-name="T38"><text:line-break/></text:span><text:span text:style-name="T38">init</text:span></text:p>
        </draw:line>
        <draw:line draw:style-name="gr10" draw:text-style-name="P19" draw:layer="layout" svg:x1="14.5cm" svg:y1="18cm" svg:x2="21cm" svg:y2="18cm">
          <text:p text:style-name="P16"><text:span text:style-name="T38">Sink</text:span><text:span text:style-name="T38"><text:line-break/></text:span><text:span text:style-name="T38">init</text:span></text:p>
        </draw:lin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7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15"/>
              </text:list-item>
            </text:list>
            <text:list text:style-name="L2">
              <text:list-item>
                <text:p text:style-name="P12">Run the tree by selecting “test forest”</text:p>
              </text:list-item>
            </text:list>
            <text:list text:style-name="L2">
              <text:list-item>
                <text:p text:style-name="P12">Now we want to make an imag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7" draw:layer="layout" svg:width="23.912cm" svg:height="13.808cm" svg:x="2.088cm" svg:y="6.269cm" presentation:class="outline" presentation:user-transformed="true">
          <draw:text-box>
            <text:list text:style-name="L2">
              <text:list-item>
                <text:p text:style-name="P12">_test_forest() is a “TDL job”.</text:p>
              </text:list-item>
            </text:list>
            <text:list text:style-name="L2">
              <text:list-item>
                <text:p text:style-name="P12">More jobs can be added by defining functions called <text:span text:style-name="T39">_tdl_job_</text:span><text:span text:style-name="T40">foo</text:span><text:span text:style-name="T39">(), all these will be automatically placed into the “Exec” menu.</text:span></text:p>
              </text:list-item>
            </text:list>
            <text:list text:style-name="L2">
              <text:list-item>
                <text:p text:style-name="P12"><text:span text:style-name="T39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39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39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1">See </text:span><text:span text:style-name="T42">Day2/demo2-predict-ps-image.py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ntroducing Gain Errors</text:p>
          </draw:text-box>
        </draw:frame>
        <draw:frame presentation:style-name="pr10" draw:text-style-name="P7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11.384cm" svg:height="13.898cm" svg:x="7.991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7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7"><text:span text:style-name="T41">See </text:span><text:span text:style-name="T42">Day2/demo3-predict-ps-gain.py</text:span></text:p>
              </text:list-item>
            </text:list>
            <text:list text:style-name="L2">
              <text:list-item>
                <text:p text:style-name="P12">It's trivial to add extra children to <text:span text:style-name="T43">Meq.MatrixMultiply.</text:span></text:p>
              </text:list-item>
            </text:list>
            <text:list text:style-name="L2">
              <text:list-item>
                <text:p text:style-name="P12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3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12">For now, let's assign a random, time-variable gain to each antenna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3" draw:text-style-name="P7" draw:layer="layout" svg:width="23.912cm" svg:height="12.5cm" svg:x="2.088cm" svg:y="7cm" presentation:class="outline" presentation:user-transformed="true">
          <draw:text-box>
            <text:list text:style-name="L2">
              <text:list-item>
                <text:p text:style-name="P7">Remember that we get a “time grid” with each request.</text:p>
              </text:list-item>
            </text:list>
            <text:list text:style-name="L2">
              <text:list-item>
                <text:p text:style-name="P7">The <text:span text:style-name="T43">Meq.Time</text:span> node returns <text:span text:style-name="T9">f(t) = t</text:span></text:p>
              </text:list-item>
            </text:list>
            <text:list text:style-name="L2">
              <text:list-item>
                <text:p text:style-name="P7"><text:span text:style-name="T14">Combine with a </text:span><text:span text:style-name="T44">Meq.Sin</text:span><text:span text:style-name="T14"> node to compute something like </text:span><text:span text:style-name="T9">a*sin(b*t+c)</text:span></text:p>
              </text:list-item>
            </text:list>
            <text:list text:style-name="L2">
              <text:list-item>
                <text:p text:style-name="P7"><text:span text:style-name="T14">Generate random </text:span><text:span text:style-name="T9">a,b,c</text:span><text:span text:style-name="T14">'s per dipole (using Python's </text:span><text:span text:style-name="T44">random</text:span><text:span text:style-name="T14"> module)</text:span></text:p>
              </text:list-item>
            </text:list>
            <text:list text:style-name="L2">
              <text:list-item>
                <text:p text:style-name="P15"><text:span text:style-name="T14"/></text:p>
              </text:list-item>
            </text:list>
            <text:list text:style-name="L2">
              <text:list-item>
                <text:p text:style-name="P7"><text:span text:style-name="T14">Run the tree &amp; make a map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14" draw:text-style-name="P10" draw:layer="layout" svg:width="23.912cm" svg:height="6.5cm" svg:x="3cm" svg:y="8cm" presentation:class="outline" presentation:user-transformed="true">
          <draw:text-box>
            <text:list text:style-name="L2">
              <text:list-item>
                <text:p text:style-name="P7"><text:span text:style-name="T12">This does </text:span><text:span text:style-name="T32">N</text:span><text:span text:style-name="T45">time</text:span><text:span text:style-name="T12">x</text:span><text:span text:style-name="T32">N</text:span><text:span text:style-name="T45">freq</text:span><text:span text:style-name="T12">x4 individual matrix multiplications.</text:span></text:p>
              </text:list-item>
            </text:list>
            <text:list text:style-name="L2">
              <text:list-item>
                <text:p text:style-name="P7"><text:span text:style-name="T13">B</text:span><text:span text:style-name="T31"> is constant, </text:span><text:span text:style-name="T13">G</text:span><text:span text:style-name="T31">'s are variable in time, and </text:span><text:span text:style-name="T13">K</text:span><text:span text:style-name="T31">'s are variable in time-freq.</text:span></text:p>
              </text:list-item>
            </text:list>
            <text:list text:style-name="L2">
              <text:list-item>
                <text:p text:style-name="P7"><text:span text:style-name="T31">If we reorder the terms as follows:</text:span></text:p>
              </text:list-item>
            </text:list>
          </draw:text-box>
        </draw:frame>
        <draw:frame draw:style-name="gr2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5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16" draw:text-style-name="P10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20"><text:span text:style-name="T12">we end up with </text:span><text:span text:style-name="T32">N</text:span><text:span text:style-name="T45">freq</text:span><text:span text:style-name="T12">x2 + </text:span><text:span text:style-name="T32">N</text:span><text:span text:style-name="T45">time</text:span><text:span text:style-name="T12">x</text:span><text:span text:style-name="T32">N</text:span><text:span text:style-name="T45">freq</text:span><text:span text:style-name="T12">x2 ops.</text:span></text:p>
              </text:list-item>
            </text:list>
            <text:list text:style-name="L2">
              <text:list-item>
                <text:p text:style-name="P7"><text:span text:style-name="T31">Is this a good idea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14" draw:text-style-name="P10" draw:layer="layout" svg:width="23.912cm" svg:height="12.661cm" svg:x="2.588cm" svg:y="6cm" presentation:class="outline" presentation:user-transformed="true">
          <draw:text-box>
            <text:list text:style-name="L2">
              <text:list-item>
                <text:p text:style-name="P15"><text:span text:style-name="T32">“</text:span><text:span text:style-name="T32">Premature optimization is the at the root of all evil.”</text:span><text:span text:style-name="T12"> -- Donald Knuth</text:span></text:p>
              </text:list-item>
            </text:list>
            <text:list text:style-name="L2">
              <text:list-item>
                <text:p text:style-name="P15"><text:span text:style-name="T12"/></text:p>
              </text:list-item>
            </text:list>
            <text:list text:style-name="L2">
              <text:list-item>
                <text:p text:style-name="P7"><text:span text:style-name="T46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7"><text:span text:style-name="T46">...and where the problem lies.</text:span></text:p>
              </text:list-item>
            </text:list>
            <text:list text:style-name="L2">
              <text:list-item>
                <text:p text:style-name="P7"><text:span text:style-name="T46">Jones terms don't always commute, so think carefully before moving them around.</text:span></text:p>
              </text:list-item>
            </text:list>
          </draw:text-box>
        </draw:frame>
        <draw:frame presentation:style-name="pr15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16" draw:text-style-name="P10" draw:layer="layout" svg:width="23.912cm" svg:height="7.5cm" svg:x="3.088cm" svg:y="18cm" presentation:class="outline" presentation:user-transformed="true">
          <draw:text-box>
            <text:p text:style-name="P7"/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0" draw:text-style-name="P10" draw:layer="layout" svg:width="23.912cm" svg:height="4.589cm" svg:x="2cm" svg:y="5.931cm" presentation:class="outline" presentation:user-transformed="true">
          <draw:text-box>
            <text:list text:style-name="L2">
              <text:list-item>
                <text:p text:style-name="P7"><text:span text:style-name="T41">Use </text:span><text:span text:style-name="T42">Day2/demo3-predict-ps-gain.py </text:span><text:span text:style-name="T12">as a starting point. </text:span></text:p>
              </text:list-item>
            </text:list>
            <text:list text:style-name="L2">
              <text:list-item>
                <text:p text:style-name="P7"><text:span text:style-name="T12">Make the source unpolarized, with </text:span><text:span text:style-name="T32">I</text:span><text:span text:style-name="T12">=1Jy.</text:span></text:p>
              </text:list-item>
            </text:list>
            <text:list text:style-name="L2">
              <text:list-item>
                <text:p text:style-name="P7"><text:span text:style-name="T12">Make the gains frequency-dependent:</text:span></text:p>
              </text:list-item>
            </text:list>
          </draw:text-box>
        </draw:frame>
        <draw:frame draw:style-name="gr2" draw:layer="layout" svg:width="16.264cm" svg:height="3.225cm" svg:x="6cm" svg:y="10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0" draw:text-style-name="P10" draw:layer="layout" svg:width="25.5cm" svg:height="4.159cm" svg:x="2cm" svg:y="14.5cm" presentation:class="outline" presentation:user-transformed="true">
          <draw:text-box>
            <text:list text:style-name="L2">
              <text:list-item>
                <text:p text:style-name="P7"><text:span text:style-name="T12">Pick random </text:span><text:span text:style-name="T32">a</text:span><text:span text:style-name="T45">p</text:span><text:span text:style-name="T12">'s in the range [1e-10,5e-9]</text:span></text:p>
              </text:list-item>
            </text:list>
            <text:list text:style-name="L2">
              <text:list-item>
                <text:p text:style-name="P7"><text:span text:style-name="T12">Use </text:span><text:span text:style-name="T47"></text:span><text:span text:style-name="T48">0</text:span><text:span text:style-name="T12">=800MHz (8e+8)</text:span><text:span text:style-name="T49">.</text:span></text:p>
              </text:list-item>
            </text:list>
            <text:list text:style-name="L2">
              <text:list-item>
                <text:p text:style-name="P7"><text:span text:style-name="T12">Produce a per-channel map of </text:span><text:span text:style-name="T32">Q</text:span><text:span text:style-name="T31"> flux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0" draw:text-style-name="P7" draw:layer="layout" svg:width="23.912cm" svg:height="5.269cm" svg:x="2cm" svg:y="5.931cm" presentation:class="outline" presentation:user-transformed="true">
          <draw:text-box>
            <text:list text:style-name="L2">
              <text:list-item>
                <text:p text:style-name="P7">A “perfect” instrument has an equatorial mount, i.e. stationary sky.</text:p>
              </text:list-item>
            </text:list>
            <text:list text:style-name="L2">
              <text:list-item>
                <text:p text:style-name="P7">With an alt-az mount, the sky rotates relative to each antenna.</text:p>
              </text:list-item>
            </text:list>
          </draw:text-box>
        </draw:frame>
        <draw:frame draw:style-name="gr2" draw:layer="layout" svg:width="14.749cm" svg:height="7.359cm" svg:x="7.144cm" svg:y="11.7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0" draw:text-style-name="P10" draw:layer="layout" svg:width="23.912cm" svg:height="10.324cm" svg:x="2.5cm" svg:y="5.5cm" presentation:class="outline" presentation:user-transformed="true">
          <draw:text-box>
            <text:list text:style-name="L2">
              <text:list-item>
                <text:p text:style-name="P7"><text:span text:style-name="T50">Use </text:span><text:span text:style-name="T51">Day2/demo3-predict-ps-gain.py </text:span><text:span text:style-name="T52">as a starting point. </text:span></text:p>
              </text:list-item>
            </text:list>
            <text:list text:style-name="L2">
              <text:list-item>
                <text:p text:style-name="P7"><text:span text:style-name="T52">Reset all gains to 1, make source unpolarized, with </text:span><text:span text:style-name="T53">I</text:span><text:span text:style-name="T52">=1Jy.</text:span></text:p>
              </text:list-item>
            </text:list>
            <text:list text:style-name="L2">
              <text:list-item>
                <text:p text:style-name="P7"><text:span text:style-name="T52">Add a </text:span><text:span text:style-name="T13">P</text:span><text:span text:style-name="T52"> term to model sky rotation.</text:span></text:p>
              </text:list-item>
            </text:list>
            <text:list text:style-name="L2">
              <text:list-item>
                <text:p text:style-name="P7"><text:span text:style-name="T52">Produce MFS maps of </text:span><text:span text:style-name="T53">U</text:span><text:span text:style-name="T52"> and </text:span><text:span text:style-name="T53">V</text:span><text:span text:style-name="T52"> flux.</text:span></text:p>
              </text:list-item>
            </text:list>
            <text:list text:style-name="L2">
              <text:list-item>
                <text:p text:style-name="P7"><text:span text:style-name="T52">Hint: </text:span><text:span text:style-name="T33">Meq.ParAngle</text:span><text:span text:style-name="T52"> computes the P.A. as a function of time. It expects one child, supplying an </text:span><text:span text:style-name="T53">xyz </text:span><text:span text:style-name="T15">position vector.</text:span><text:span text:style-name="T33"> </text:span></text:p>
              </text:list-item>
            </text:list>
          </draw:text-box>
        </draw:frame>
        <draw:frame draw:style-name="gr2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0" draw:text-style-name="P10" draw:layer="layout" svg:width="23.912cm" svg:height="3.442cm" svg:x="2.5cm" svg:y="5.5cm" presentation:class="outline" presentation:user-transformed="true">
          <draw:text-box>
            <text:list text:style-name="L2">
              <text:list-item>
                <text:p text:style-name="P7"><text:span text:style-name="T50">Use </text:span><text:span text:style-name="T51">Day2/demo2-predict-ps-image.py </text:span><text:span text:style-name="T52">as a starting point. </text:span></text:p>
              </text:list-item>
            </text:list>
            <text:list text:style-name="L2">
              <text:list-item>
                <text:p text:style-name="P7"><text:span text:style-name="T52">Make the source move:</text:span><text:span text:style-name="T33"> </text:span></text:p>
              </text:list-item>
            </text:list>
          </draw:text-box>
        </draw:frame>
        <draw:frame draw:style-name="gr2" draw:layer="layout" svg:width="13.544cm" svg:height="4.577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10" draw:layer="layout" svg:width="23.912cm" svg:height="3.758cm" svg:x="2.5cm" svg:y="15.5cm" presentation:class="outline" presentation:user-transformed="true">
          <draw:text-box>
            <text:list text:style-name="L2">
              <text:list-item>
                <text:p text:style-name="P7"><text:span text:style-name="T52">For </text:span><text:span text:style-name="T53">t</text:span><text:span text:style-name="T54">0</text:span><text:span text:style-name="T52">, create </text:span><text:span text:style-name="T55">ns.time0 &lt;&lt; Meq.Parm</text:span><text:span text:style-name="T52">;</text:span><text:span text:style-name="T52"><text:line-break/></text:span><text:span text:style-name="T52">(header script will initialize it for you.)</text:span></text:p>
              </text:list-item>
            </text:list>
            <text:list text:style-name="L2">
              <text:list-item>
                <text:p text:style-name="P7"><text:span text:style-name="T52">Produce an MFS map.</text:span><text:span text:style-name="T33">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6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3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04T17:09:44</dc:date>
    <meta:print-date>2006-09-19T14:17:42</meta:print-date>
    <dc:language>en-US</dc:language>
    <meta:editing-cycles>42</meta:editing-cycles>
    <meta:editing-duration>P2DT8H24M26S</meta:editing-duration>
    <meta:user-defined meta:name="Info 1"/>
    <meta:user-defined meta:name="Info 2"/>
    <meta:user-defined meta:name="Info 3"/>
    <meta:user-defined meta:name="Info 4"/>
    <meta:document-statistic meta:object-count="18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≈</math:mo>
            <math:mn>5</math:mn>
          </math:mrow>
          <math:mi>'</math:mi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approx 5'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sub>
                        <math:mi>d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d</math:mi>
                        <math:mi math:fontstyle="italic">yx</math:mi>
                      </math:msub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_{xy} ## d_{yx}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td>
              </math:mtr>
            </math:mtable>
          </math:mfenced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x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y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x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i>i</math:mi>
                      </math:mrow>
                      <math:mi>V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y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newline newline
alignc size 24 "or in scalar form:" newline
alignl size 24 { v_{xx,pq} = (I+Q) g_{x,p}{bar g}_{x,q}e^{-%i %phi_{pq}} } newline 
alignl size 24 { v_{yy,pq} = (I-Q) g_{y,p}{bar g}_{y,q}e^{-%i %phi_{pq}} } newline 
alignl size 24 { v_{xy,pq} = (U-%i V) g_{x,p}{bar g}_{y,q}e^{-%i %phi_{pq}} } newline 
alignl size 24 { v_{yx,pq} = (U+i V) g_{y,p}{bar g}_{x,q}e^{-%i %phi_{pq}}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- %i V ## U +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vector is then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sub>
                            <math:mi>e</math:mi>
                            <math:mi>x</math:mi>
                          </math:msub>
                          <math:mi>'</math:mi>
                        </math:mrow>
                      </math:mtr>
                      <math:mtr>
                        <math:mrow>
                          <math:msub>
                            <math:mi>e</math:mi>
                            <math:mi>y</math:mi>
                          </math:msub>
                          <math:mi>'</math:mi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(Other assumption: same applies to voltages in the receptors.)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vector is then "vec e = left ( binom e_x e_y right ) "     (2 complex numbers)"} newline 
size 24 { ital "The fundamental assumption:" " propagation through a medium " } newline
alignl size 24 { "can be fully described by a 2x2 complex " italic "Jones matrix:"} newline
vec e' = bold J vec e ~~~"i.e."~~~ size 24 { left ( binom {e_x'} {e_y'} right ) = left ( matrix{&lt;?&gt; # &lt;?&gt; ## &lt;?&gt; # &lt;?&gt;} right ) left ( binom e_x e_y right ) } newline 
size 24 { "(Other assumption: same applies to voltages in the receptors.)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over math:accent="true">
                          <math:msub>
                            <math:mi>e</math:mi>
                            <math:mi math:fontstyle="italic">qx</math:mi>
                          </math:msub>
                          <math:mo math:stretchy="false"></math:mo>
                        </math:mover>
                        <math:mi/>
                        <math:mover math:accent="true">
                          <math:msub>
                            <math:mi>e</math:mi>
                            <math:mi math:fontstyle="italic">qy</math:mi>
                          </math:msub>
                          <math:mo math:stretchy="false"></math:mo>
                        </math:mover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E.M. vector "at the source"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bar e_qx rangle, e_xy = langle e_px bar e_qy rangle,e_yx = langle  e_py bar e_qx rangle, e_yy = langle e_py bar e_qy rangle } newline
size 24 { "It is convenient to represent these as a matrix product:" } newline
size 24 { {bold V}_pq = langle {vec e}_p {vec e}^{%dagger}_q rangle = langle left ( stack{e_px # e_py} right ) (bar e_qx`bar e_qy) rangle = left ( matrix{e_xx # e_xy ## e_yx # e_yy} right ) } newline 
size 24 { "(" langle ` rangle ": time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E.M. vector \"at the source\"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</math:mtr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y</math:mi>
                      <math:mrow>
                        <math:mo math:stretchy="false"></math:mo>
                        <math:mi>l</math:mi>
                        <math:mo math:stretchy="false"></math:mo>
                      </math:mrow>
                    </math:mrow>
                  </math:msub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-%i V##U+%i V#I-Q} right )} overbrace "source" 
left ( matrix{{bar j}_{xx(q)} # {bar j}_{yx(q)} ## {bar j}_{xy(q)} # {bar j}_{yy(l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m</math:mi>
                      </math:msub>
                      <math:mn>...</math:mn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n>1</math:mn>
                      </math:msub>
                    </math:mrow>
                    <math:mo math:stretchy="false"></math:mo>
                  </math:mrow>
                  <math:mo math:stretchy="false">†</math:mo>
                </math:msup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q1</math:mi>
                  <math:mo math:stretchy="false">†</math:mo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{bold J}_q = {bold J}_qm ... {bold J}_q1 } newline
size 24 { "Since " ({bold J}_qm ... {bold J}_1)^%dagger = {bold J}^{%dagger}_q1 ... {bold J}^{%dagger}_qm, " the M.E. becomes:" } newline newline
{bold X}_pq =  {bold J}_pn ... {bold J}_p1 bold B {bold J}^{%dagger}_q1 ... {bold J}^{%dagger}_qm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a.k.a.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4 { "The inner quantity is known as the " ital "source coherency" ":" } newline
size 24 { bold B = langle vec e {vec e}^%dagger rangle = 1 over 2 left ( matrix {I+Q # U-%i V ## U+%i V # I-Q } right ) } newline
size 24 { "a.k.a. the " italic "source brightness." " Thus:" } newline newline
{bold V}_pq = {bold J}_p bold B {bold J}^{%dagger}_q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antenna cooordinates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  <math:mtext> For coplanar arrays, </math:mtext>
                <math:mrow>
                  <math:mi>w</math:mi>
                  <math:mo math:stretchy="false"></math:mo>
                  <math:mn>0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antenna cooordinates (in wavelengths)," } newline
alignl size 24 { "and " %l,%m,%n " are the direction cosines for the source."} newline
size 20 { ( %n=sqrt {1-%l^2-%m^2} ",  for \"small\" fields " n toward 1. " For coplanar arrays, " w toward 0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</math:mtext>
              <math:mstyle math:fontstyle="italic">
                <math:mrow>
                  <math:mtext>interferometer phas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style math:fontsize="24pt">
          <math:mrow>
            <math:mtext>The baseline uwv's correspond to antenna uwv's:</math:mtext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>q</math:mi>
                  </math:msub>
                </math:mrow>
              </math:mrow>
              <math:mstyle math:fontsize="24pt">
                <math:mrow>
                  <math:mtext>,  and </math:mtext>
                </math:mrow>
              </math:mstyle>
              <math:mi/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i>e</math:mi>
                <math:mrow>
                  <math:mo math:stretchy="false">i</math:mo>
                  <math:msub>
                    <math:mo math:stretchy="false"></math:mo>
                    <math:mi>q</math:mi>
                  </math:msub>
                </math:mrow>
              </math:msup>
            </math:mrow>
          </math:mrow>
        </math:mstyle>
      </math:mtr>
    </math:mtable>
    <math:annotation math:encoding="StarMath 5.0">size 24 { "'Classic' (scalar) visibility of a source:"} newline
v_pq = I e^{ - %i %phi_pq} newline 
size 24 { "where " %phi_{pq} " is " italic "interferometer phase:"} newline
size 24 { %phi_pq = 2%pi (u_pq %l + v_pq %m + w_pq (%n-1)) } newline newline
size 24 { "The baseline uwv's correspond to antenna uwv's:" } newline
size 24 { u_pq = u_p - u_q, ~ v_pq = v_p- v_q,~ w_pq = w_p - w_q } newline
size 24 { drarrow ~ %phi_pq = %phi_p - %phi_q size 24 ",  and " ~ e^{-%i %phi_pq} = e^{-%i%phi_p} e^{%i%phi_q}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size 24 { "We can then rewrite: "} newline
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